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text:list-style style:name="L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" style:family="paragraph">
      <style:paragraph-properties fo:line-height="100.00%" fo:text-align="left" fo:margin-left="10.35pt" fo:text-indent="-10.35pt"/>
    </style:style>
    <style:style style:name="P3" style:family="paragraph">
      <style:paragraph-properties fo:line-height="100.00%" fo:text-align="left" fo:margin-left="28.35pt" fo:text-indent="-28.35pt"/>
    </style:style>
    <style:style style:name="P4" style:family="paragraph">
      <style:paragraph-properties fo:line-height="100.00%" fo:text-align="left" fo:margin-left="5.65pt" fo:text-indent="-5.65pt">
        <style:tab-stops>
          <style:tab-stop style:position="36.65pt"/>
          <style:tab-stop style:position="3284.00pt" style:type="center"/>
        </style:tab-stops>
      </style:paragraph-properties>
    </style:style>
    <style:style style:name="P5" style:family="paragraph">
      <style:paragraph-properties fo:line-height="100.00%" fo:text-align="right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left="5.65pt" fo:text-indent="-5.65pt">
        <style:tab-stops>
          <style:tab-stop style:position="36.65pt"/>
          <style:tab-stop style:position="3284.00pt" style:type="center"/>
        </style:tab-stops>
      </style:paragraph-properties>
    </style:style>
    <style:style style:name="P8" style:family="paragraph">
      <style:paragraph-properties fo:line-height="100.00%" fo:text-align="left" fo:margin-left="5.65pt" fo:text-indent="-5.65pt">
        <style:tab-stops>
          <style:tab-stop style:position="36.65pt"/>
          <style:tab-stop style:position="3284.00pt" style:type="center"/>
        </style:tab-stops>
      </style:paragraph-properties>
    </style:style>
    <style:style style:name="P9" style:family="paragraph">
      <style:paragraph-properties fo:line-height="100.00%" fo:text-align="right"/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 fo:margin-left="5.65pt" fo:text-indent="-5.65pt">
        <style:tab-stops>
          <style:tab-stop style:position="36.65pt"/>
          <style:tab-stop style:position="3284.00pt" style:type="center"/>
        </style:tab-stops>
      </style:paragraph-properties>
    </style:style>
    <style:style style:name="P12" style:family="paragraph">
      <style:paragraph-properties fo:line-height="100.00%" fo:text-align="left" fo:margin-left="28.35pt" fo:text-indent="-28.35pt"/>
    </style:style>
    <style:style style:name="TableColumn0100" style:family="table-column">
      <style:table-column-properties style:column-width="0.587500in"/>
    </style:style>
    <style:style style:name="TableColumn0101" style:family="table-column">
      <style:table-column-properties style:column-width="4.925694in"/>
    </style:style>
    <style:style style:name="Table01" style:family="table">
      <style:table-properties style:width="5.513194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78472in" fo:padding-right="0.078472in" fo:vertical-align="top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78472in" fo:padding-right="0.078472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78472in" fo:padding-right="0.078472in" fo:vertical-align="top" fo:background-color="#ffffff"/>
    </style:style>
    <style:style style:name="TableCell010101" style:family="table-cell">
      <style:table-cell-properties fo:border-top="0.000694in solid #000000" fo:border-left="0.000694in solid #000000" fo:border-right="0.000694in solid #000000" fo:border-bottom="0.000694in solid #000000" fo:padding-left="0.078472in" fo:padding-right="0.078472in" fo:vertical-align="top" fo:background-color="#ffffff"/>
    </style:style>
  </office:automatic-styles>
  <office:body>
    <office:text>
      <text:p text:style-name="P1"><text:span text:style-name="T1">PEMROGRAMAN LANJUT</text:span></text:p>
      <text:p text:style-name="P1"><text:span text:style-name="T1">TUGAS 7</text:span></text:p>
      <text:p text:style-name="P1"><text:span text:style-name="T2"/></text:p>
      <text:p text:style-name="P1"><text:span text:style-name="T2"/></text:p>
      <text:p text:style-name="P1"><text:span text:style-name="T3">NAMA<text:tab/><text:tab/>: Galang Aji Mahesa</text:span></text:p>
      <text:p text:style-name="P1"><text:span text:style-name="T3">NIM<text:tab/><text:tab/>: 201710370311199</text:span></text:p>
      <text:p text:style-name="P1"><text:span text:style-name="T4"/></text:p>
      <text:p text:style-name="P1"><text:span text:style-name="T4"/></text:p>
      <text:list text:style-name="L2">
        <text:list-item>
          <text:p text:style-name="P2"><text:span text:style-name="T5">Berikut ini adalah simulasi dari game Minesweeper. Perbaiki fungsi<text:s/></text:span><text:span text:style-name="T6">bukaArena()<text:s/></text:span><text:span text:style-name="T7">agar bisa digunakan untuk membuka area yang dituju pada ‘Masukan Koordinat’!</text:span></text:p>
        </text:list-item>
      </text:list>
      <text:p text:style-name="P3"><text:span text:style-name="T8"/></text:p>
      <text:p text:style-name="P3"><draw:frame text:anchor-type="as-char" svg:width="139.96mm" svg:height="165.63mm" style:rel-width="scale" style:rel-height="scale"><draw:object-ole xlink:href="OleObj1"/><draw:image xlink:href="ObjectReplacements/OleObj1"/></draw:frame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5"><text:span text:style-name="T9">1</text:span></text:p>
            <text:p text:style-name="P5"><text:span text:style-name="T9">2</text:span></text:p>
            <text:p text:style-name="P5"><text:span text:style-name="T9">3</text:span></text:p>
            <text:p text:style-name="P5"><text:span text:style-name="T9">4</text:span></text:p>
            <text:p text:style-name="P5"><text:span text:style-name="T9">5</text:span></text:p>
            <text:p text:style-name="P5"><text:span text:style-name="T9">6</text:span></text:p>
            <text:p text:style-name="P5"><text:span text:style-name="T9">7</text:span></text:p>
            <text:p text:style-name="P5"><text:span text:style-name="T9">8</text:span></text:p>
            <text:p text:style-name="P5"><text:span text:style-name="T9">9</text:span></text:p>
            <text:p text:style-name="P5"><text:span text:style-name="T9">10</text:span></text:p>
            <text:p text:style-name="P5"><text:span text:style-name="T9">11</text:span></text:p>
            <text:p text:style-name="P5"><text:span text:style-name="T9">12</text:span></text:p>
            <text:p text:style-name="P5"><text:span text:style-name="T9">13</text:span></text:p>
            <text:p text:style-name="P5"><text:span text:style-name="T9">14</text:span></text:p>
            <text:p text:style-name="P5"><text:span text:style-name="T9">15</text:span></text:p>
            <text:p text:style-name="P5"><text:span text:style-name="T9">16</text:span></text:p>
            <text:p text:style-name="P5"><text:span text:style-name="T9">17</text:span></text:p>
            <text:p text:style-name="P5"><text:span text:style-name="T9">18</text:span></text:p>
            <text:p text:style-name="P5"><text:span text:style-name="T9">19</text:span></text:p>
            <text:p text:style-name="P5"><text:span text:style-name="T9">20</text:span></text:p>
            <text:p text:style-name="P5"><text:span text:style-name="T9">21</text:span></text:p>
            <text:p text:style-name="P5"><text:span text:style-name="T9">22</text:span></text:p>
            <text:p text:style-name="P5"><text:span text:style-name="T9">23</text:span></text:p>
            <text:p text:style-name="P5"><text:span text:style-name="T9">24</text:span></text:p>
            <text:p text:style-name="P5"><text:span text:style-name="T9">25</text:span></text:p>
            <text:p text:style-name="P5"><text:span text:style-name="T9">26</text:span></text:p>
            <text:p text:style-name="P5"><text:span text:style-name="T9">27</text:span></text:p>
            <text:p text:style-name="P5"><text:span text:style-name="T9">28</text:span></text:p>
            <text:p text:style-name="P5"><text:span text:style-name="T9">29</text:span></text:p>
            <text:p text:style-name="P5"><text:span text:style-name="T9">30</text:span></text:p>
            <text:p text:style-name="P5"><text:span text:style-name="T9">31</text:span></text:p>
            <text:p text:style-name="P5"><text:span text:style-name="T9">32</text:span></text:p>
            <text:p text:style-name="P5"><text:span text:style-name="T9">33</text:span></text:p>
            <text:p text:style-name="P5"><text:span text:style-name="T9">34</text:span></text:p>
            <text:p text:style-name="P5"><text:span text:style-name="T9">35</text:span></text:p>
            <text:p text:style-name="P5"><text:span text:style-name="T9">36</text:span></text:p>
            <text:p text:style-name="P5"><text:span text:style-name="T9">37</text:span></text:p>
            <text:p text:style-name="P5"><text:span text:style-name="T9">38</text:span></text:p>
            <text:p text:style-name="P5"><text:span text:style-name="T9">39</text:span></text:p>
            <text:p text:style-name="P5"><text:span text:style-name="T9">40</text:span></text:p>
            <text:p text:style-name="P5"><text:span text:style-name="T9">41</text:span></text:p>
            <text:p text:style-name="P5"><text:span text:style-name="T9">42</text:span></text:p>
            <text:p text:style-name="P5"><text:span text:style-name="T9">43</text:span></text:p>
            <text:p text:style-name="P5"><text:span text:style-name="T9">44</text:span></text:p>
            <text:p text:style-name="P5"><text:span text:style-name="T9">45</text:span></text:p>
            <text:p text:style-name="P5"><text:span text:style-name="T9">46</text:span></text:p>
            <text:p text:style-name="P5"><text:span text:style-name="T9">47</text:span></text:p>
            <text:p text:style-name="P5"><text:span text:style-name="T9">48</text:span></text:p>
            <text:p text:style-name="P5"><text:span text:style-name="T9">49</text:span></text:p>
            <text:p text:style-name="P5"><text:span text:style-name="T9">50</text:span></text:p>
            <text:p text:style-name="P5"><text:span text:style-name="T9">51</text:span></text:p>
            <text:p text:style-name="P5"><text:span text:style-name="T9">52</text:span></text:p>
            <text:p text:style-name="P5"><text:span text:style-name="T9">53</text:span></text:p>
            <text:p text:style-name="P5"><text:span text:style-name="T9">54</text:span></text:p>
            <text:p text:style-name="P5"><text:span text:style-name="T9">55</text:span></text:p>
            <text:p text:style-name="P5"><text:span text:style-name="T9">56</text:span></text:p>
            <text:p text:style-name="P5"><text:span text:style-name="T9">57</text:span></text:p>
            <text:p text:style-name="P5"><text:span text:style-name="T9">58</text:span></text:p>
            <text:p text:style-name="P5"><text:span text:style-name="T9">59</text:span></text:p>
            <text:p text:style-name="P5"><text:span text:style-name="T9">60</text:span></text:p>
            <text:p text:style-name="P5"><text:span text:style-name="T9">61</text:span></text:p>
            <text:p text:style-name="P5"><text:span text:style-name="T9">62</text:span></text:p>
            <text:p text:style-name="P5"><text:span text:style-name="T9">63</text:span><text:span text:style-name="T10"/></text:p>
          </table:table-cell>
          <table:table-cell table:style-name="TableCell010001">
            <text:p text:style-name="P6"><text:span text:style-name="T11">#include &lt;iostream&gt;</text:span></text:p>
            <text:p text:style-name="P6"><text:span text:style-name="T11">#include &lt;stdio.h&gt;</text:span></text:p>
            <text:p text:style-name="P6"><text:span text:style-name="T11">#include &lt;stdlib.h&gt;</text:span></text:p>
            <text:p text:style-name="P6"><text:span text:style-name="T11">#include &lt;time.h&gt;</text:span></text:p>
            <text:p text:style-name="P6"><text:span text:style-name="T12"/></text:p>
            <text:p text:style-name="P6"><text:span text:style-name="T13">using namespace std;</text:span></text:p>
            <text:p text:style-name="P6"><text:span text:style-name="T14"/></text:p>
            <text:p text:style-name="P6"><text:span text:style-name="T15">#define tinggiArena 10</text:span></text:p>
            <text:p text:style-name="P6"><text:span text:style-name="T15">#define lebarArena 10</text:span></text:p>
            <text:p text:style-name="P6"><text:span text:style-name="T15">#define jumlahBom 50</text:span></text:p>
            <text:p text:style-name="P6"><text:span text:style-name="T16"/></text:p>
            <text:p text:style-name="P6"><text:span text:style-name="T17">int buatArena();</text:span></text:p>
            <text:p text:style-name="P6"><text:span text:style-name="T17">int cetakArena();</text:span></text:p>
            <text:p text:style-name="P6"><text:span text:style-name="T17">int bukaArena(int y, int x, bool pertama);</text:span></text:p>
            <text:p text:style-name="P6"><text:span text:style-name="T18"/></text:p>
            <text:p text:style-name="P6"><text:span text:style-name="T19">char arena[tinggiArena][lebarArena];</text:span></text:p>
            <text:p text:style-name="P6"><text:span text:style-name="T20"/></text:p>
            <text:p text:style-name="P6"><text:span text:style-name="T21">int main()</text:span></text:p>
            <text:p text:style-name="P6"><text:span text:style-name="T21">{</text:span></text:p>
            <text:p text:style-name="P6"><text:span text:style-name="T21"><text:s text:c="4"/>int input[2];</text:span></text:p>
            <text:p text:style-name="P6"><text:span text:style-name="T21"><text:s text:c="4"/>srand(time(0));</text:span></text:p>
            <text:p text:style-name="P6"><text:span text:style-name="T22"/></text:p>
            <text:p text:style-name="P6"><text:span text:style-name="T23"><text:s text:c="4"/>buatArena();</text:span></text:p>
            <text:p text:style-name="P6"><text:span text:style-name="T23"><text:s text:c="4"/>cetakArena();</text:span></text:p>
            <text:p text:style-name="P6"><text:span text:style-name="T24"/></text:p>
            <text:p text:style-name="P6"><text:span text:style-name="T25"><text:s text:c="4"/>printf("Masukkan Koordinat (x&lt;spasi&gt;y): ");</text:span></text:p>
            <text:p text:style-name="P6"><text:span text:style-name="T25"><text:s text:c="4"/>scanf("%d %d", &amp;input[0], &amp;input[1]);</text:span></text:p>
            <text:p text:style-name="P6"><text:span text:style-name="T25"><text:s text:c="4"/>printf("\n");</text:span></text:p>
            <text:p text:style-name="P6"><text:span text:style-name="T26"/></text:p>
            <text:p text:style-name="P6"><text:span text:style-name="T27"><text:s text:c="4"/>bukaArena(input[1], input[0], true);</text:span></text:p>
            <text:p text:style-name="P6"><text:span text:style-name="T27"><text:s text:c="4"/>cetakArena();</text:span></text:p>
            <text:p text:style-name="P6"><text:span text:style-name="T28"/></text:p>
            <text:p text:style-name="P6"><text:span text:style-name="T29"><text:s text:c="4"/>return 0;</text:span></text:p>
            <text:p text:style-name="P6"><text:span text:style-name="T29">}</text:span></text:p>
            <text:p text:style-name="P6"><text:span text:style-name="T30"/></text:p>
            <text:p text:style-name="P6"><text:span text:style-name="T31">int buatArena() {</text:span></text:p>
            <text:p text:style-name="P6"><text:span text:style-name="T31"><text:s text:c="4"/>int posX, posY, i, j;</text:span></text:p>
            <text:p text:style-name="P6"><text:span text:style-name="T32"/></text:p>
            <text:p text:style-name="P6"><text:span text:style-name="T33"><text:s text:c="4"/>for (i=0; i&lt;tinggiArena; i++){</text:span></text:p>
            <text:p text:style-name="P6"><text:span text:style-name="T33"><text:s text:c="8"/>for (j=0; j&lt;lebarArena; j++){</text:span></text:p>
            <text:p text:style-name="P6"><text:span text:style-name="T33"><text:s text:c="12"/>arena[i][j] = '';</text:span></text:p>
            <text:p text:style-name="P6"><text:span text:style-name="T33"><text:s text:c="8"/>}</text:span></text:p>
            <text:p text:style-name="P6"><text:span text:style-name="T33"><text:s text:c="4"/>}</text:span></text:p>
            <text:p text:style-name="P6"><text:span text:style-name="T33"><text:s text:c="4"/>for (i=0;i&lt;jumlahBom;i++){</text:span></text:p>
            <text:p text:style-name="P6"><text:span text:style-name="T33"><text:s text:c="8"/>posX = rand()%lebarArena;</text:span></text:p>
            <text:p text:style-name="P6"><text:span text:style-name="T33"><text:s text:c="8"/>posY = rand()%tinggiArena;</text:span></text:p>
            <text:p text:style-name="P6"><text:span text:style-name="T33"><text:s text:c="8"/>arena[posX][posY] = '*';</text:span></text:p>
            <text:p text:style-name="P6"><text:span text:style-name="T33"><text:s text:c="4"/>}</text:span></text:p>
            <text:p text:style-name="P6"><text:span text:style-name="T34"/></text:p>
            <text:p text:style-name="P6"><text:span text:style-name="T35"><text:s text:c="4"/>return(0);</text:span></text:p>
            <text:p text:style-name="P6"><text:span text:style-name="T35">}</text:span></text:p>
            <text:p text:style-name="P6"><text:span text:style-name="T36"/></text:p>
            <text:p text:style-name="P6"><text:span text:style-name="T37">int cetakArena() {</text:span></text:p>
            <text:p text:style-name="P6"><text:span text:style-name="T37"><text:s text:c="4"/>int i, j;</text:span></text:p>
            <text:p text:style-name="P6"><text:span text:style-name="T38"/></text:p>
            <text:p text:style-name="P6"><text:span text:style-name="T39"><text:s text:c="8"/>printf(" ");</text:span></text:p>
            <text:p text:style-name="P6"><text:span text:style-name="T39"><text:s text:c="8"/>for (j=0; j&lt;lebarArena; j++){</text:span></text:p>
            <text:p text:style-name="P6"><text:span text:style-name="T39"><text:s text:c="12"/>printf("%d ", j%10);</text:span></text:p>
            <text:p text:style-name="P6"><text:span text:style-name="T39"><text:s text:c="8"/>}</text:span></text:p>
            <text:p text:style-name="P6"><text:span text:style-name="T39"><text:s text:c="8"/>printf("\n");</text:span></text:p>
            <text:p text:style-name="P6"><text:span text:style-name="T40"/></text:p>
            <text:p text:style-name="P6"><text:span text:style-name="T41"><text:s text:c="4"/>for (i=0; i&lt;tinggiArena; i++){</text:span></text:p>
            <text:p text:style-name="P6"><text:span text:style-name="T41"><text:s text:c="8"/>printf("%d ", i%10);</text:span><text:span text:style-name="T42"/></text:p>
          </table:table-cell>
        </table:table-row>
        <table:table-row table:style-name="TableRow0101">
          <table:table-cell table:style-name="TableCell010100">
            <text:p text:style-name="P9"><text:span text:style-name="T43">63</text:span></text:p>
            <text:p text:style-name="P9"><text:span text:style-name="T43">64</text:span></text:p>
            <text:p text:style-name="P9"><text:span text:style-name="T43">65</text:span></text:p>
            <text:p text:style-name="P9"><text:span text:style-name="T43">66</text:span></text:p>
            <text:p text:style-name="P9"><text:span text:style-name="T43">67</text:span></text:p>
            <text:p text:style-name="P9"><text:span text:style-name="T43">68</text:span></text:p>
            <text:p text:style-name="P9"><text:span text:style-name="T43">69</text:span></text:p>
            <text:p text:style-name="P9"><text:span text:style-name="T43">70</text:span></text:p>
            <text:p text:style-name="P9"><text:span text:style-name="T43">71</text:span></text:p>
            <text:p text:style-name="P9"><text:span text:style-name="T43">72</text:span></text:p>
            <text:p text:style-name="P9"><text:span text:style-name="T43">73</text:span></text:p>
            <text:p text:style-name="P9"><text:span text:style-name="T43">74</text:span></text:p>
            <text:p text:style-name="P9"><text:span text:style-name="T43">75</text:span></text:p>
            <text:p text:style-name="P9"><text:span text:style-name="T43">76</text:span></text:p>
            <text:p text:style-name="P9"><text:span text:style-name="T43">77</text:span></text:p>
            <text:p text:style-name="P9"><text:span text:style-name="T43">78</text:span><text:span text:style-name="T44"/></text:p>
          </table:table-cell>
          <table:table-cell table:style-name="TableCell010101">
            <text:p text:style-name="P10"><text:span text:style-name="T45"><text:s text:c="8"/>for (j=0; j&lt;lebarArena; j++){</text:span></text:p>
            <text:p text:style-name="P10"><text:span text:style-name="T45"><text:s text:c="12"/>printf("%c ", arena[i][j]);</text:span></text:p>
            <text:p text:style-name="P10"><text:span text:style-name="T45"><text:s text:c="8"/>}</text:span></text:p>
            <text:p text:style-name="P10"><text:span text:style-name="T45"><text:s text:c="8"/>printf("\n");</text:span></text:p>
            <text:p text:style-name="P10"><text:span text:style-name="T45"><text:s text:c="4"/>}</text:span></text:p>
            <text:p text:style-name="P10"><text:span text:style-name="T45"><text:s text:c="4"/>printf("\n");</text:span></text:p>
            <text:p text:style-name="P10"><text:span text:style-name="T46"/></text:p>
            <text:p text:style-name="P10"><text:span text:style-name="T47"><text:s text:c="4"/>return(0);</text:span></text:p>
            <text:p text:style-name="P10"><text:span text:style-name="T47">}</text:span></text:p>
            <text:p text:style-name="P10"><text:span text:style-name="T48"/></text:p>
            <text:p text:style-name="P10"><text:span text:style-name="T48"/></text:p>
            <text:p text:style-name="P10"><text:span text:style-name="T49">int bukaArena(int y, int x, bool pertama) {</text:span></text:p>
            <text:p text:style-name="P10"><text:span text:style-name="T49"><text:s text:c="4"/>//printf("Koodinat: %d %d\n", input[0], input[1]);</text:span></text:p>
            <text:p text:style-name="P10"><text:span text:style-name="T50"><text:tab/>if(arena[y][x]==' '){</text:span></text:p>
            <text:p text:style-name="P10"><text:span text:style-name="T50"><text:tab/><text:tab/>arena[y][x]='v';</text:span></text:p>
            <text:p text:style-name="P10"><text:span text:style-name="T50"><text:tab/><text:tab/>bukaArena(y-1,x, true);</text:span></text:p>
            <text:p text:style-name="P10"><text:span text:style-name="T50"><text:tab/><text:s text:c="3"/><text:tab/>bukaArena(y+1,x, true);</text:span></text:p>
            <text:p text:style-name="P10"><text:span text:style-name="T50"><text:tab/><text:s text:c="3"/><text:tab/>bukaArena(y,x-1, true); </text:span></text:p>
            <text:p text:style-name="P10"><text:span text:style-name="T50"><text:tab/><text:s text:c="3"/><text:tab/>bukaArena(y,x+1, true);</text:span></text:p>
            <text:p text:style-name="P10"><text:span text:style-name="T50"><text:tab/>}</text:span></text:p>
            <text:p text:style-name="P10"><text:span text:style-name="T51"><text:s text:c="4"/>return(0);</text:span></text:p>
            <text:p text:style-name="P10"><text:span text:style-name="T51">}</text:span><text:span text:style-name="T52"/></text:p>
          </table:table-cell>
        </table:table-row>
      </table:table>
      <text:p text:style-name="P12"><text:span text:style-name="T52"/></text:p>
      <text:p text:style-name="P12"><text:span text:style-name="T5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